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lyUPC" svg:font-family="LilyUPC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lyUPC" style:font-name-asian="LilyUPC" style:font-name-complex="LilyUPC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84729166666667cm"/>
    </style:style>
    <style:style style:name="co2" style:family="table-column">
      <style:table-column-properties fo:break-before="auto" style:column-width="28.7602083333333cm"/>
    </style:style>
    <style:style style:name="co3" style:family="table-column">
      <style:table-column-properties fo:break-before="auto" style:column-width="20.928541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4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u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2">
            <text:p>source_language</text:p>
          </table:table-cell>
          <table:table-cell office:value-type="string" table:style-name="ce2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events</text:p>
          </table:table-cell>
          <table:table-cell office:value-type="string" table:style-name="ce2">
            <text:p>Termine</text:p>
          </table:table-cell>
          <table:table-cell office:value-type="string" table:style-name="ce2">
            <text:p>События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pp.metaDescription</text:p>
          </table:table-cell>
          <table:table-cell office:value-type="string" table:style-name="ce2">
            <text:p>{{appName}} ist Ihr digitaler Helfer von den Maltesern. Hier finden Sie lokale Informationen, Termine und Beratung aus Ihrer Einrichtung. Immer aktuell und in Ihrer Sprache!{{appName}} ist Ihr digitaler Helfer von den Maltesern. Hier finden Sie lokale Informationen, Termine und Beratung aus Ihrer Einrichtung. Immer aktuell und in Ihrer Sprache!</text:p>
          </table:table-cell>
          <table:table-cell office:value-type="string" table:style-name="ce2">
            <text:p>Приложение {{appName}}<text:s/><text:span text:style-name="T2">–</text:span><text:s/>это ваш цифровой помощник от Мальтийского ордена. Он предоставит вам местную информацию, информацию о событиях, а также консультации от вашей организации. Всегда актуальная информация на вашем языке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events</text:p>
          </table:table-cell>
          <table:table-cell office:value-type="string" table:style-name="ce2">
            <text:p>Termine</text:p>
          </table:table-cell>
          <table:table-cell office:value-type="string" table:style-name="ce2">
            <text:p>Событ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event</text:p>
          </table:table-cell>
          <table:table-cell office:value-type="string" table:style-name="ce2">
            <text:p>Dieser Termin wurde leider nicht gefunden.</text:p>
          </table:table-cell>
          <table:table-cell office:value-type="string" table:style-name="ce2">
            <text:p>К сожалению, это событие не было найдено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events</text:p>
          </table:table-cell>
          <table:table-cell office:value-type="string" table:style-name="ce2">
            <text:p>Zu den Terminen</text:p>
          </table:table-cell>
          <table:table-cell office:value-type="string" table:style-name="ce2">
            <text:p>К событиям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events</text:p>
          </table:table-cell>
          <table:table-cell office:value-type="string" table:style-name="ce2">
            <text:p>Termine</text:p>
          </table:table-cell>
          <table:table-cell office:value-type="string" table:style-name="ce2">
            <text:p>Событ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currentlyNoEvents</text:p>
          </table:table-cell>
          <table:table-cell office:value-type="string" table:style-name="ce2">
            <text:p>Es gibt aktuell keine Termine.</text:p>
          </table:table-cell>
          <table:table-cell office:value-type="string" table:style-name="ce2">
            <text:p>В настоящий момент события отсутствуют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Event</text:p>
          </table:table-cell>
          <table:table-cell office:value-type="string" table:style-name="ce2">
            <text:p>Inhalt des Termins "{{event}}"</text:p>
          </table:table-cell>
          <table:table-cell office:value-type="string" table:style-name="ce2">
            <text:p>Содержимое события "{{event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Description</text:p>
          </table:table-cell>
          <table:table-cell office:value-type="string" table:style-name="ce2">
            <text:p>{{appName}} ist Ihr digitaler Helfer von den Maltesern</text:p>
          </table:table-cell>
          <table:table-cell office:value-type="string" table:style-name="ce2">
            <text:p>Приложение {{appName}} является вашим цифровым помощником от Мальтийского ордена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</text:p>
          </table:table-cell>
          <table:table-cell office:value-type="string" table:style-name="ce2">
            <text:p>Termine</text:p>
          </table:table-cell>
          <table:table-cell office:value-type="string" table:style-name="ce2">
            <text:p>Событ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Description</text:p>
          </table:table-cell>
          <table:table-cell office:value-type="string" table:style-name="ce2">
            <text:p>Aktuelle Termine und Veranstaltungen</text:p>
          </table:table-cell>
          <table:table-cell office:value-type="string" table:style-name="ce2">
            <text:p>Текущие события и мероприят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events</text:p>
          </table:table-cell>
          <table:table-cell office:value-type="string" table:style-name="ce2">
            <text:p>Termine</text:p>
          </table:table-cell>
          <table:table-cell office:value-type="string" table:style-name="ce2">
            <text:p>Событ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Events</text:p>
          </table:table-cell>
          <table:table-cell office:value-type="string" table:style-name="ce2">
            <text:p>Keine Termine</text:p>
          </table:table-cell>
          <table:table-cell office:value-type="string" table:style-name="ce2">
            <text:p>События отсутствуют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lyUPC" svg:font-family="LilyUPC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erfect.Text</dc:creator>
    <dc:date>2020-08-09T23:09:20Z</dc:date>
  </office:meta>
</office:document-meta>
</file>